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28_02-04-19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28_05-16-34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28_07-55-58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28_07-57-23_000.jpg</text:p>
          </table:table-cell>
          <table:table-cell table:style-name="ce9" office:value-type="string">
            <text:p>:tome/ (lang=ja) / topic=やること：数学 / content=現実の問題に対して、数学を作ろう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tome/ (lang=ja) / topic=やること：数学 / content=現実の問題に対して、数学を作ろう">
            <text:p>:tome/ (lang=ja) / topic=やること：数学 / content=現実の問題に対して、数学を作ろう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28_09-10-49_000.jpg</text:p>
          </table:table-cell>
          <table:table-cell table:style-name="ce19" office:value-type="string">
            <text:p>:m #*# RES / JVEMV6 64#140-7.1 / 『和田村常夜燈寄進浄瑠璃行着書控他』 / w=申上覚～相違無之哉 / p.~ / topic=~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#*# RES / JVEMV6 64#140-7.1 / 『和田村常夜燈寄進浄瑠璃行着書控他』 / w=申上覚～相違無之哉 / p.~ / topic=~,other=~">
            <text:p>:m #*# RES / JVEMV6 64#140-7.1 / 『和田村常夜燈寄進浄瑠璃行着書控他』 / w=申上覚～相違無之哉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28_11-17-11_000.jpg</text:p>
          </table:table-cell>
          <table:table-cell table:style-name="ce9" office:value-type="string">
            <text:p>:m RES 1*2 / free# JVEMV6 68#_140:1 / 68. theoretical-physics(tp) / w=~,topics=一致定理(eman),other=~,s=~,i=~,doc=r-9-1~5#2.3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1*2 / free# JVEMV6 68#_140:1 / 68. theoretical-physics(tp) / w=~,topics=一致定理(eman),other=~,s=~,i=~,doc=r-9-1~5#2.3">
            <text:p>:m RES 1*2 / free# JVEMV6 68#_140:1 / 68. theoretical-physics(tp) / w=~,topics=一致定理(eman),other=~,s=~,i=~,doc=r-9-1~5#2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28_11-17-42_000.jpg</text:p>
          </table:table-cell>
          <table:table-cell table:style-name="ce9" office:value-type="string">
            <text:p>:m RES 2*2 / free# JVEMV6 68#_140:1 / 68. theoretical-physics(tp) / w=~,topics=一致定理(eman),other=~,s=~,i=~,doc=r-9-1~5#2.3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2*2 / free# JVEMV6 68#_140:1 / 68. theoretical-physics(tp) / w=~,topics=一致定理(eman),other=~,s=~,i=~,doc=r-9-1~5#2.3">
            <text:p>:m RES 2*2 / free# JVEMV6 68#_140:1 / 68. theoretical-physics(tp) / w=~,topics=一致定理(eman),other=~,s=~,i=~,doc=r-9-1~5#2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28_12-16-36_000.jpg</text:p>
          </table:table-cell>
          <table:table-cell table:style-name="ce9" office:value-type="string">
            <text:p>:m #*# RES / JVEMV6 64#143_minshuu / 『日本思想大系５８　民衆運動の思想　三浦命助　露顕状』 著者=~,校注=~ / p.14 / w=小友村；宮古市；栗橋村；遠野市,topic=~,other=地図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#*# RES / JVEMV6 64#143_minshuu / 『日本思想大系５８　民衆運動の思想　三浦命助　露顕状』 著者=~,校注=~ / p.14 / w=小友村；宮古市；栗橋村；遠野市,topic=~,other=地図">
            <text:p>:m #*# RES / JVEMV6 64#143_minshuu / 『日本思想大系５８　民衆運動の思想　三浦命助　露顕状』 著者=~,校注=~ / p.14 / w=小友村；宮古市；栗橋村；遠野市,topic=~,other=地図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28_12-51-10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2-28_16-37-12_000.jpg</text:p>
          </table:table-cell>
          <table:table-cell table:style-name="ce19" office:value-type="string">
            <text:p>:m RES 1*3 / free# JVEMV6 68#_140:2 / 68. theoretical-physics(tp) / w=~,topics=一致定理(eman),other=calc+;calc+,s=~,i=~,doc=r-9-1~5#7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RES 1*3 / free# JVEMV6 68#_140:2 / 68. theoretical-physics(tp) / w=~,topics=一致定理(eman),other=calc+;calc+,s=~,i=~,doc=r-9-1~5#7">
            <text:p>:m RES 1*3 / free# JVEMV6 68#_140:2 / 68. theoretical-physics(tp) / w=~,topics=一致定理(eman),other=calc+;calc+,s=~,i=~,doc=r-9-1~5#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1-12-28_16-37-30_000.jpg</text:p>
          </table:table-cell>
          <table:table-cell table:style-name="ce19" office:value-type="string">
            <text:p>:m RES 2*3 / free# JVEMV6 68#_140:2 / 68. theoretical-physics(tp) / w=~,topics=一致定理(eman),other=calc+;i+,s=~,i=~,doc=r-9-1~5#7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RES 2*3 / free# JVEMV6 68#_140:2 / 68. theoretical-physics(tp) / w=~,topics=一致定理(eman),other=calc+;i+,s=~,i=~,doc=r-9-1~5#7">
            <text:p>:m RES 2*3 / free# JVEMV6 68#_140:2 / 68. theoretical-physics(tp) / w=~,topics=一致定理(eman),other=calc+;i+,s=~,i=~,doc=r-9-1~5#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28_16-37-52_000.jpg</text:p>
          </table:table-cell>
          <table:table-cell table:style-name="ce19" office:value-type="string">
            <text:p>:m RES 3*3 / free# JVEMV6 68#_140:2 / 68. theoretical-physics(tp) / w=~,topics=一致定理(eman),other=i+,s=~,i=~,doc=r-9-1~5#7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3*3 / free# JVEMV6 68#_140:2 / 68. theoretical-physics(tp) / w=~,topics=一致定理(eman),other=i+,s=~,i=~,doc=r-9-1~5#7">
            <text:p>:m RES 3*3 / free# JVEMV6 68#_140:2 / 68. theoretical-physics(tp) / w=~,topics=一致定理(eman),other=i+,s=~,i=~,doc=r-9-1~5#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2-28_17-19-37_000.jpg</text:p>
          </table:table-cell>
          <table:table-cell table:style-name="ce19" office:value-type="string">
            <text:p>:m #*# RES / JVEMV6 64#140-7.1 / 『和田村常夜燈寄進浄瑠璃行着書控他』 / w=哉兼而～部家久敷 / p.~ / topic=~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#*# RES / JVEMV6 64#140-7.1 / 『和田村常夜燈寄進浄瑠璃行着書控他』 / w=哉兼而～部家久敷 / p.~ / topic=~,other=~">
            <text:p>:m #*# RES / JVEMV6 64#140-7.1 / 『和田村常夜燈寄進浄瑠璃行着書控他』 / w=哉兼而～部家久敷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1-12-28_21-03-38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28_18-13-42_000.mp4</text:p>
          </table:table-cell>
          <table:table-cell table:style-name="ce19" office:value-type="string">
            <text:p>:VIDEO / @自室 / 記録 / jap.flute / 演奏、play / R=1 / todays-melody,genr=~,for=~,Re+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VIDEO / @自室 / 記録 / jap.flute / 演奏、play / R=1 / todays-melody,genr=~,for=~,Re+">
            <text:p>:VIDEO / @自室 / 記録 / jap.flute / 演奏、play / R=1 / todays-melody,genr=~,for=~,Re+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28_19-01-58_000.mp4</text:p>
          </table:table-cell>
          <table:table-cell table:style-name="ce19" office:value-type="string">
            <text:p>###:VIDEO / @自室 / 記録 / jap.flute-bamboo / 演奏、play / R=1 / genr=todays-melody,Re+,R=1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###:VIDEO / @自室 / 記録 / jap.flute-bamboo / 演奏、play / R=1 / genr=todays-melody,Re+,R=1">
            <text:p>###:VIDEO / @自室 / 記録 / jap.flute-bamboo / 演奏、play / R=1 / genr=todays-melody,Re+,R=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/ N-35-35-28.683471 E-139-34-49.324951">
            <text:p><text:s/>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/ N-35-35-28.697204 E-139-34-50.039062">
            <text:p><text:s/>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28_18-13-42_000.mp4</text:p>
          </table:table-cell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28_19-01-58_000.mp4</text:p>
          </table:table-cell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2021/12/29</text:date>, <text:time>00:3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29T00:39:45.51</dc:date>
    <dc:creator>iwabuchi ken</dc:creator>
    <meta:editing-duration>P41DT10H41M59S</meta:editing-duration>
    <meta:editing-cycles>14108</meta:editing-cycles>
    <meta:document-statistic meta:table-count="1" meta:cell-count="466" meta:object-count="0"/>
    <meta:user-defined meta:name="qrichtext">1</meta:user-defined>
  </office:meta>
</office:document-meta>
</file>